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101886" officeooo:paragraph-rsid="00101886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0a35a" officeooo:paragraph-rsid="0010a35a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01886" officeooo:paragraph-rsid="00101886" style:font-size-asian="16pt" style:font-weight-asian="bold" style:font-size-complex="16pt" style:font-weight-complex="bold"/>
    </style:style>
    <style:style style:name="T1" style:family="text">
      <style:text-properties officeooo:rsid="001192ac"/>
    </style:style>
    <style:style style:name="T2" style:family="text">
      <style:text-properties officeooo:rsid="0012dd5c"/>
    </style:style>
    <style:style style:name="T3" style:family="text">
      <style:text-properties officeooo:rsid="001575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udo de Caso: Gestão de Vendas</text:p>
      <text:p text:style-name="P1"/>
      <text:p text:style-name="P1"><text:span text:style-name="T2">O</text:span> dono de uma loja de carro resolveu gerenciar suas vendas de forma mais eficiente e informatizada, para isso, contratou um analista de sistema e solicitou ao mesmo que fizesse um levantamento para verificar <text:span text:style-name="T2">a </text:span>viabilidade do projeto, <text:span text:style-name="T1">e posteriormente a construção do software</text:span>.</text:p>
      <text:p text:style-name="P1"/>
      <text:p text:style-name="P2">Nas primeiras conversas o <text:span text:style-name="T2">cliente</text:span> informou <text:span text:style-name="T3">a</text:span>s seguintes <text:span text:style-name="T3">necessidades</text:span>:</text:p>
      <text:p text:style-name="P2">1- Preciso gerenciar as vendas.</text:p>
      <text:p text:style-name="P2">2- Saber quem comprou, o que comprou, onde comprou, quando comprou e quem vendeu.</text:p>
      <text:p text:style-name="P2">3- Gostaria de armazenar estas informações em um ban<text:span text:style-name="T3">c</text:span>o de dados.</text:p>
      <text:p text:style-name="P2">4- No futuro penso em fazer um DW…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06:22:30.658000000</meta:creation-date>
    <dc:date>2018-03-26T17:51:47.763000000</dc:date>
    <meta:editing-duration>PT3H19M58S</meta:editing-duration>
    <meta:editing-cycles>7</meta:editing-cycles>
    <meta:generator>LibreOffice/5.4.0.3$Windows_x86 LibreOffice_project/7556cbc6811c9d992f4064ab9287069087d7f62c</meta:generator>
    <meta:document-statistic meta:table-count="0" meta:image-count="0" meta:object-count="0" meta:page-count="1" meta:paragraph-count="7" meta:word-count="97" meta:character-count="588" meta:non-whitespace-character-count="498"/>
  </office:meta>
</office:document-meta>
</file>